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0f9493"/>
    </style:style>
    <style:style style:name="P2" style:family="paragraph" style:parent-style-name="Standard">
      <style:paragraph-properties fo:margin-top="0in" fo:margin-bottom="0in" loext:contextual-spacing="false" fo:line-height="0.189in" fo:text-align="start" style:justify-single-word="false">
        <style:tab-stops>
          <style:tab-stop style:position="0.4654in"/>
        </style:tab-stops>
      </style:paragraph-properties>
      <style:text-properties officeooo:paragraph-rsid="000f9493"/>
    </style:style>
    <style:style style:name="P3" style:family="paragraph" style:parent-style-name="Standard">
      <style:paragraph-properties fo:margin-left="0.4646in" fo:margin-right="0.3189in" fo:margin-top="0in" fo:margin-bottom="0in" loext:contextual-spacing="false" fo:line-height="0.189in" fo:text-align="start" style:justify-single-word="false" fo:text-indent="0in" style:auto-text-indent="false">
        <style:tab-stops>
          <style:tab-stop style:position="0.4654in"/>
        </style:tab-stops>
      </style:paragraph-properties>
      <style:text-properties officeooo:paragraph-rsid="000f9493"/>
    </style:style>
    <style:style style:name="P4" style:family="paragraph" style:parent-style-name="Standard">
      <style:paragraph-properties fo:margin-left="0.7146in" fo:margin-right="0in" fo:margin-top="0in" fo:margin-bottom="0in" loext:contextual-spacing="false" fo:text-align="start" style:justify-single-word="false" fo:text-indent="0in" style:auto-text-indent="false"/>
      <style:text-properties officeooo:paragraph-rsid="000f9493"/>
    </style:style>
    <style:style style:name="P5" style:family="paragraph" style:parent-style-name="List_20_Paragraph" style:list-style-name="WWNum1">
      <style:paragraph-properties fo:margin-left="0.5756in" fo:margin-right="0in" fo:margin-top="0in" fo:margin-bottom="0in" loext:contextual-spacing="false" fo:line-height="0.189in" fo:text-align="start" style:justify-single-word="false" fo:text-indent="-0.361in" style:auto-text-indent="false">
        <style:tab-stops>
          <style:tab-stop style:position="0.4654in"/>
        </style:tab-stops>
      </style:paragraph-properties>
      <style:text-properties officeooo:paragraph-rsid="000f9493"/>
    </style:style>
    <style:style style:name="P6" style:family="paragraph" style:parent-style-name="List_20_Paragraph">
      <style:paragraph-properties fo:margin-left="0.5756in" fo:margin-right="0in" fo:margin-top="0in" fo:margin-bottom="0in" loext:contextual-spacing="false" fo:line-height="0.189in" fo:text-align="start" style:justify-single-word="false" fo:text-indent="-0.361in" style:auto-text-indent="false">
        <style:tab-stops>
          <style:tab-stop style:position="0.4654in"/>
        </style:tab-stops>
      </style:paragraph-properties>
      <style:text-properties officeooo:paragraph-rsid="000f9493"/>
    </style:style>
    <style:style style:name="P7" style:family="paragraph" style:parent-style-name="List_20_Paragraph">
      <style:paragraph-properties fo:margin-left="0.5756in" fo:margin-right="0in" fo:margin-top="0in" fo:margin-bottom="0in" loext:contextual-spacing="false" fo:line-height="0.189in" fo:text-align="center" style:justify-single-word="false" fo:text-indent="-0.361in" style:auto-text-indent="false">
        <style:tab-stops>
          <style:tab-stop style:position="0.4654in"/>
        </style:tab-stops>
      </style:paragraph-properties>
      <style:text-properties officeooo:rsid="000f9493" officeooo:paragraph-rsid="000f9493"/>
    </style:style>
    <style:style style:name="P8" style:family="paragraph" style:parent-style-name="List_20_Paragraph" style:list-style-name="WWNum1">
      <style:paragraph-properties fo:margin-left="0.7146in" fo:margin-right="0.4535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9" style:family="paragraph" style:parent-style-name="List_20_Paragraph">
      <style:paragraph-properties fo:margin-left="0.7146in" fo:margin-right="0.4535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10" style:family="paragraph" style:parent-style-name="List_20_Paragraph">
      <style:paragraph-properties fo:margin-left="0.7146in" fo:margin-right="0.4535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fo:font-style="italic" officeooo:rsid="00104594" officeooo:paragraph-rsid="00104594" style:font-style-asian="italic" style:font-style-complex="italic"/>
    </style:style>
    <style:style style:name="P11" style:family="paragraph" style:parent-style-name="List_20_Paragraph" style:list-style-name="WWNum1">
      <style:paragraph-properties fo:margin-left="0.7146in" fo:margin-right="0.3709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12" style:family="paragraph" style:parent-style-name="List_20_Paragraph" style:list-style-name="WWNum1">
      <style:paragraph-properties fo:margin-left="0.7146in" fo:margin-right="0.1339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13" style:family="paragraph" style:parent-style-name="List_20_Paragraph" style:list-style-name="WWNum1">
      <style:paragraph-properties fo:margin-left="0.7146in" fo:margin-right="0.3835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14" style:family="paragraph" style:parent-style-name="List_20_Paragraph" style:list-style-name="WWNum1">
      <style:paragraph-properties fo:margin-left="0.7146in" fo:margin-right="0.5354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15" style:family="paragraph" style:parent-style-name="List_20_Paragraph" style:list-style-name="WWNum1">
      <style:paragraph-properties fo:margin-left="0.7146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16" style:family="paragraph" style:parent-style-name="List_20_Paragraph" style:list-style-name="WWNum1">
      <style:paragraph-properties fo:margin-left="0.7146in" fo:margin-right="0.3874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46in"/>
          <style:tab-stop style:position="0.7154in"/>
        </style:tab-stops>
      </style:paragraph-properties>
      <style:text-properties officeooo:paragraph-rsid="000f9493"/>
    </style:style>
    <style:style style:name="P17" style:family="paragraph" style:parent-style-name="List_20_Paragraph" style:list-style-name="WWNum1">
      <style:paragraph-properties fo:margin-left="0.7146in" fo:margin-right="0.2291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54in"/>
        </style:tab-stops>
      </style:paragraph-properties>
      <style:text-properties officeooo:paragraph-rsid="000f9493"/>
    </style:style>
    <style:style style:name="P18" style:family="paragraph" style:parent-style-name="List_20_Paragraph" style:list-style-name="WWNum1">
      <style:paragraph-properties fo:margin-left="0.7146in" fo:margin-right="0.1043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46in"/>
          <style:tab-stop style:position="0.7154in"/>
        </style:tab-stops>
      </style:paragraph-properties>
      <style:text-properties officeooo:paragraph-rsid="000f9493"/>
    </style:style>
    <style:style style:name="P19" style:family="paragraph" style:parent-style-name="List_20_Paragraph" style:list-style-name="WWNum1">
      <style:paragraph-properties fo:margin-left="0.7146in" fo:margin-right="0.2091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7146in"/>
          <style:tab-stop style:position="0.7154in"/>
        </style:tab-stops>
      </style:paragraph-properties>
      <style:text-properties officeooo:paragraph-rsid="000f9493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cc2a" style:font-size-asian="12pt"/>
    </style:style>
    <style:style style:name="T3" style:family="text">
      <style:text-properties fo:font-size="12pt" fo:letter-spacing="-0.0126in" style:font-size-asian="12pt"/>
    </style:style>
    <style:style style:name="T4" style:family="text">
      <style:text-properties fo:font-size="12pt" fo:letter-spacing="-0.0146in" style:font-size-asian="12pt"/>
    </style:style>
    <style:style style:name="T5" style:family="text">
      <style:text-properties fo:font-size="12pt" fo:letter-spacing="-0.0028in" style:font-size-asian="12pt"/>
    </style:style>
    <style:style style:name="T6" style:family="text">
      <style:text-properties fo:font-size="12pt" fo:font-style="italic" style:font-size-asian="12pt" style:font-style-asian="italic"/>
    </style:style>
    <style:style style:name="T7" style:family="text">
      <style:text-properties fo:font-size="12pt" fo:letter-spacing="-0.0134in" style:font-size-asian="12pt"/>
    </style:style>
    <style:style style:name="T8" style:family="text">
      <style:text-properties fo:font-size="12pt" fo:letter-spacing="-0.0055in" style:font-size-asian="12pt"/>
    </style:style>
    <style:style style:name="T9" style:family="text">
      <style:text-properties fo:font-size="12pt" fo:letter-spacing="-0.0118in" style:font-size-asian="12pt"/>
    </style:style>
    <style:style style:name="T10" style:family="text">
      <style:text-properties fo:font-size="12pt" fo:letter-spacing="-0.0098in" style:font-size-asian="12pt"/>
    </style:style>
    <style:style style:name="T11" style:family="text">
      <style:text-properties fo:font-size="12pt" fo:letter-spacing="-0.0154in" style:font-size-asian="12pt"/>
    </style:style>
    <style:style style:name="T12" style:family="text">
      <style:text-properties fo:font-size="12pt" fo:letter-spacing="-0.0091in" style:font-size-asian="12pt"/>
    </style:style>
    <style:style style:name="T13" style:family="text">
      <style:text-properties style:font-name="Times New Roman" fo:font-size="12pt" style:font-size-asian="12pt"/>
    </style:style>
    <style:style style:name="T14" style:family="text">
      <style:text-properties style:font-name="Times New Roman" fo:font-size="12pt" officeooo:rsid="000f9493" style:font-size-asian="12pt"/>
    </style:style>
    <style:style style:name="T15" style:family="text">
      <style:text-properties style:font-name="Times New Roman" fo:font-size="12pt" officeooo:rsid="000fcc2a" style:font-size-asian="12pt"/>
    </style:style>
    <style:style style:name="T16" style:family="text">
      <style:text-properties style:font-name="Times New Roman" fo:font-size="12pt" fo:font-style="italic" style:font-size-asian="12pt" style:font-style-asian="italic"/>
    </style:style>
    <style:style style:name="T17" style:family="text">
      <style:text-properties style:font-name="Times New Roman" fo:font-size="12pt" fo:font-weight="bold" style:font-size-asian="12pt" style:font-weight-asian="bold"/>
    </style:style>
    <style:style style:name="T18" style:family="text">
      <style:text-properties style:font-name="Times New Roman" fo:font-size="12pt" fo:letter-spacing="-0.0126in" style:font-size-asian="12pt"/>
    </style:style>
    <style:style style:name="T19" style:family="text">
      <style:text-properties style:font-name="Times New Roman" fo:font-size="12pt" fo:letter-spacing="-0.0047in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ACTICAL TEST II</text:span></text:p>
      <text:p text:style-name="P6"><text:span text:style-name="T1"/></text:p>
      <text:list xml:id="list3402796562514133625" text:style-name="WWNum1">
        <text:list-item>
          <text:p text:style-name="P5"><text:span text:style-name="T1">The following relations keep track of airline flight</text:span><text:span text:style-name="T3"> </text:span><text:span text:style-name="T1">information: </text:span></text:p>
          <text:p text:style-name="P5"><text:span text:style-name="T1"/></text:p>
        </text:list-item>
      </text:list>
      <text:p text:style-name="P1"><text:span text:style-name="T13">Flights (</text:span><text:span text:style-name="T16">flno: </text:span><text:span text:style-name="T17">integer</text:span><text:span text:style-name="T13">, </text:span><text:span text:style-name="T16">from: </text:span><text:span text:style-name="T17">string</text:span><text:span text:style-name="T13">, </text:span><text:span text:style-name="T16">to: </text:span><text:span text:style-name="T17">string</text:span><text:span text:style-name="T13">, </text:span><text:span text:style-name="T16">distance: </text:span><text:span text:style-name="T17">integer</text:span><text:span text:style-name="T13">, </text:span><text:span text:style-name="T16">departs:</text:span></text:p>
      <text:p text:style-name="P1"><text:span text:style-name="T17">time</text:span><text:span text:style-name="T13">, </text:span><text:span text:style-name="T16">arrives: </text:span><text:span text:style-name="T17">time</text:span><text:span text:style-name="T13">, </text:span><text:span text:style-name="T16">price: </text:span><text:span text:style-name="T17">integer</text:span><text:span text:style-name="T13">)</text:span></text:p>
      <text:p text:style-name="P1"><text:span text:style-name="T13">Aircraft (</text:span><text:span text:style-name="T16">aid: </text:span><text:span text:style-name="T17">integer</text:span><text:span text:style-name="T13">, </text:span><text:span text:style-name="T16">aname: </text:span><text:span text:style-name="T17">string</text:span><text:span text:style-name="T13">, </text:span><text:span text:style-name="T16">cruisingrange: </text:span><text:span text:style-name="T17">integer</text:span><text:span text:style-name="T13">)</text:span></text:p>
      <text:p text:style-name="P1"><text:span text:style-name="T13">Certified(eid: </text:span><text:span text:style-name="T17">integer</text:span><text:span text:style-name="T13">, aid: </text:span><text:span text:style-name="T17">integer</text:span><text:span text:style-name="T13">)</text:span></text:p>
      <text:p text:style-name="P2"><text:span text:style-name="T13">Employees(</text:span><text:span text:style-name="T16">eid: </text:span><text:span text:style-name="T17">integer</text:span><text:span text:style-name="T13">, </text:span><text:span text:style-name="T16">ename: </text:span><text:span text:style-name="T17">string</text:span><text:span text:style-name="T13">, </text:span><text:span text:style-name="T16">salary: </text:span><text:span text:style-name="T17">integer</text:span><text:span text:style-name="T13">)</text:span></text:p>
      <text:p text:style-name="P2"><text:span text:style-name="T13"/></text:p>
      <text:p text:style-name="P3"><text:span text:style-name="T13">Note that the Employees relation describes pilots and other kinds of employees as well; every pilot is certified for some aircraft, and only pilots are certified to fly. Write each of the following queries </text:span><text:span text:style-name="T14">as views</text:span><text:span text:style-name="T13"> in SQL <text:s/></text:span><text:span text:style-name="T15">to:</text:span></text:p>
      <text:p text:style-name="P3"><text:span text:style-name="T13"/></text:p>
      <text:list xml:id="list145019619234057" text:continue-numbering="true" text:style-name="WWNum1">
        <text:list-item>
          <text:list>
            <text:list-item>
              <text:p text:style-name="P11"><text:span text:style-name="T1">Find the names of aircraft such that all pilots certified to operate them</text:span><text:span text:style-name="T4"> </text:span><text:span text:style-name="T1">earn more than</text:span><text:span text:style-name="T5"> </text:span><text:span text:style-name="T1">80,000.</text:span></text:p>
            </text:list-item>
            <text:list-item>
              <text:p text:style-name="P12"><text:span text:style-name="T1">For each pilot who is certified for more than three aircraft, find the </text:span><text:span text:style-name="T6">eid </text:span><text:span text:style-name="T1">and</text:span><text:span text:style-name="T4"> </text:span><text:span text:style-name="T1">the maximum </text:span><text:span text:style-name="T6">cruisingrange </text:span><text:span text:style-name="T1">of the aircraft for which she or he is</text:span><text:span text:style-name="T7"> </text:span><text:span text:style-name="T1">certified.</text:span></text:p>
            </text:list-item>
            <text:list-item>
              <text:p text:style-name="P13"><text:span text:style-name="T2">Show</text:span><text:span text:style-name="T1"> the names of pilots whose </text:span><text:span text:style-name="T6">salary </text:span><text:span text:style-name="T1">is less than the price of the</text:span><text:span text:style-name="T3"> </text:span><text:span text:style-name="T1">cheapest route from Los Angeles to</text:span><text:span text:style-name="T8"> </text:span><text:span text:style-name="T1">Honolulu.</text:span></text:p>
            </text:list-item>
            <text:list-item>
              <text:p text:style-name="P14"><text:span text:style-name="T1">For all aircraft with </text:span><text:span text:style-name="T6">cruisingrange </text:span><text:span text:style-name="T1">over 1000 miles, </text:span><text:span text:style-name="T2">show</text:span><text:span text:style-name="T1"> the name of</text:span><text:span text:style-name="T3"> </text:span><text:span text:style-name="T1">the aircraft and the average salary of all pilots certified for this</text:span><text:span text:style-name="T4"> </text:span><text:span text:style-name="T1">aircraft.</text:span></text:p>
              <text:p text:style-name="P15"><text:span text:style-name="T1"/></text:p>
            </text:list-item>
            <text:list-item>
              <text:p text:style-name="P16"><text:span text:style-name="T2">Shows</text:span><text:span text:style-name="T1"> the </text:span><text:span text:style-name="T6">aids </text:span><text:span text:style-name="T1">of all aircraft that can be used on routes from Los Angeles</text:span><text:span text:style-name="T7"> </text:span><text:span text:style-name="T1">to Chicago.</text:span></text:p>
            </text:list-item>
            <text:list-item>
              <text:p text:style-name="P15"><text:span text:style-name="T1">Identify the routes that can be piloted by every pilot who makes more</text:span><text:span text:style-name="T7"> </text:span><text:span text:style-name="T1">than</text:span></text:p>
            </text:list-item>
          </text:list>
        </text:list-item>
      </text:list>
      <text:p text:style-name="P4"><text:span text:style-name="T13">$100,000.</text:span></text:p>
      <text:list xml:id="list145019571320064" text:continue-numbering="true" text:style-name="WWNum1">
        <text:list-item>
          <text:list>
            <text:list-item>
              <text:p text:style-name="P17"><text:span text:style-name="T1">Print the </text:span><text:span text:style-name="T6">enames </text:span><text:span text:style-name="T1">of pilots who can operate planes with </text:span><text:span text:style-name="T6">cruisingrange </text:span><text:span text:style-name="T1">greater than 3000 miles but are not certified on any Boeing</text:span><text:span text:style-name="T9"> </text:span><text:span text:style-name="T1">aircraft.</text:span></text:p>
              <text:p text:style-name="P18"><text:span text:style-name="T1"/></text:p>
            </text:list-item>
            <text:list-item>
              <text:p text:style-name="P19"><text:span text:style-name="T1">Compute the difference between the average salary of a pilot and the</text:span><text:span text:style-name="T11"> </text:span><text:span text:style-name="T1">average salary of all employees (including</text:span><text:span text:style-name="T12"> </text:span><text:span text:style-name="T1">pilots).</text:span></text:p>
            </text:list-item>
            <text:list-item>
              <text:p text:style-name="P8"><text:span text:style-name="T15">show</text:span><text:span text:style-name="T13"> the name and salary of every nonpilot whose salary is more than</text:span><text:span text:style-name="T18"> </text:span><text:span text:style-name="T13">the average salary for</text:span><text:span text:style-name="T19"> </text:span><text:span text:style-name="T13">pilots.</text:span></text:p>
            </text:list-item>
          </text:list>
        </text:list-item>
      </text:list>
      <text:p text:style-name="P9"><text:span text:style-name="T13"/></text:p>
      <text:p text:style-name="P10"><text:span text:style-name="T13">Note: Add your own data to verify that your queries wo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7146in" fo:margin-right="0in" fo:text-indent="-0.2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99%"/>
    </style:style>
    <style:style style:name="ListLabel_20_12" style:display-name="ListLabel 12" style:family="text">
      <style:text-properties fo:font-size="12pt" fo:letter-spacing="-0.0008in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99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5756in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146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0.819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5693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2.831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3.4618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092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4.723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3:55:27.905245208</meta:creation-date>
    <dc:date>2016-11-14T14:50:17.922439340</dc:date>
    <meta:editing-duration>PT4M29S</meta:editing-duration>
    <meta:editing-cycles>1</meta:editing-cycles>
    <meta:document-statistic meta:table-count="0" meta:image-count="0" meta:object-count="0" meta:page-count="1" meta:paragraph-count="19" meta:word-count="287" meta:character-count="1688" meta:non-whitespace-character-count="1428"/>
    <meta:generator>LibreOffice/5.1.4.2$Linux_X86_64 LibreOffice_project/10m0$Build-2</meta:generator>
  </office:meta>
</office:document-meta>
</file>